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3.22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8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20005" calcext:value-type="float">
            <text:p>220005</text:p>
          </table:table-cell>
          <table:table-cell office:value-type="string" calcext:value-type="string">
            <text:p>Acauã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20010" calcext:value-type="float">
            <text:p>220010</text:p>
          </table:table-cell>
          <table:table-cell office:value-type="string" calcext:value-type="string">
            <text:p>Agricolândia</text:p>
          </table:table-cell>
          <table:table-cell office:value-type="float" office:value="59.7" calcext:value-type="float">
            <text:p>59,7</text:p>
          </table:table-cell>
        </table:table-row>
        <table:table-row table:style-name="ro1">
          <table:table-cell office:value-type="float" office:value="220020" calcext:value-type="float">
            <text:p>220020</text:p>
          </table:table-cell>
          <table:table-cell office:value-type="string" calcext:value-type="string">
            <text:p>Água Branca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220025" calcext:value-type="float">
            <text:p>220025</text:p>
          </table:table-cell>
          <table:table-cell office:value-type="string" calcext:value-type="string">
            <text:p>Alagoinha do Piauí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0027" calcext:value-type="float">
            <text:p>220027</text:p>
          </table:table-cell>
          <table:table-cell office:value-type="string" calcext:value-type="string">
            <text:p>Alegrete do Piauí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20030" calcext:value-type="float">
            <text:p>220030</text:p>
          </table:table-cell>
          <table:table-cell office:value-type="string" calcext:value-type="string">
            <text:p>Alto Longá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20040" calcext:value-type="float">
            <text:p>220040</text:p>
          </table:table-cell>
          <table:table-cell office:value-type="string" calcext:value-type="string">
            <text:p>Altos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20045" calcext:value-type="float">
            <text:p>220045</text:p>
          </table:table-cell>
          <table:table-cell office:value-type="string" calcext:value-type="string">
            <text:p>Alvorada do Gurguéia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float" office:value="220050" calcext:value-type="float">
            <text:p>220050</text:p>
          </table:table-cell>
          <table:table-cell office:value-type="string" calcext:value-type="string">
            <text:p>Amarante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220060" calcext:value-type="float">
            <text:p>220060</text:p>
          </table:table-cell>
          <table:table-cell office:value-type="string" calcext:value-type="string">
            <text:p>Angical do Piauí</text:p>
          </table:table-cell>
          <table:table-cell office:value-type="float" office:value="59.3" calcext:value-type="float">
            <text:p>59,3</text:p>
          </table:table-cell>
        </table:table-row>
        <table:table-row table:style-name="ro1">
          <table:table-cell office:value-type="float" office:value="220070" calcext:value-type="float">
            <text:p>220070</text:p>
          </table:table-cell>
          <table:table-cell office:value-type="string" calcext:value-type="string">
            <text:p>Anísio de Abreu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20080" calcext:value-type="float">
            <text:p>220080</text:p>
          </table:table-cell>
          <table:table-cell office:value-type="string" calcext:value-type="string">
            <text:p>Antônio Almeida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Aroazes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float" office:value="220095" calcext:value-type="float">
            <text:p>220095</text:p>
          </table:table-cell>
          <table:table-cell office:value-type="string" calcext:value-type="string">
            <text:p>Aroeiras do Itaim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220100" calcext:value-type="float">
            <text:p>220100</text:p>
          </table:table-cell>
          <table:table-cell office:value-type="string" calcext:value-type="string">
            <text:p>Arraial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float" office:value="220105" calcext:value-type="float">
            <text:p>220105</text:p>
          </table:table-cell>
          <table:table-cell office:value-type="string" calcext:value-type="string">
            <text:p>Assunção do Piauí</text:p>
          </table:table-cell>
          <table:table-cell office:value-type="float" office:value="73.7" calcext:value-type="float">
            <text:p>73,7</text:p>
          </table:table-cell>
        </table:table-row>
        <table:table-row table:style-name="ro1">
          <table:table-cell office:value-type="float" office:value="220110" calcext:value-type="float">
            <text:p>220110</text:p>
          </table:table-cell>
          <table:table-cell office:value-type="string" calcext:value-type="string">
            <text:p>Avelino Lope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0115" calcext:value-type="float">
            <text:p>220115</text:p>
          </table:table-cell>
          <table:table-cell office:value-type="string" calcext:value-type="string">
            <text:p>Baixa Grande do Ribeiro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20117" calcext:value-type="float">
            <text:p>220117</text:p>
          </table:table-cell>
          <table:table-cell office:value-type="string" calcext:value-type="string">
            <text:p>Barra D'Alcântara</text:p>
          </table:table-cell>
          <table:table-cell office:value-type="float" office:value="64.1" calcext:value-type="float">
            <text:p>64,1</text:p>
          </table:table-cell>
        </table:table-row>
        <table:table-row table:style-name="ro1">
          <table:table-cell office:value-type="float" office:value="220120" calcext:value-type="float">
            <text:p>220120</text:p>
          </table:table-cell>
          <table:table-cell office:value-type="string" calcext:value-type="string">
            <text:p>Barras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220130" calcext:value-type="float">
            <text:p>220130</text:p>
          </table:table-cell>
          <table:table-cell office:value-type="string" calcext:value-type="string">
            <text:p>Barreiras do Piauí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220140" calcext:value-type="float">
            <text:p>220140</text:p>
          </table:table-cell>
          <table:table-cell office:value-type="string" calcext:value-type="string">
            <text:p>Barro Duro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20150" calcext:value-type="float">
            <text:p>220150</text:p>
          </table:table-cell>
          <table:table-cell office:value-type="string" calcext:value-type="string">
            <text:p>Batalha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float" office:value="220155" calcext:value-type="float">
            <text:p>220155</text:p>
          </table:table-cell>
          <table:table-cell office:value-type="string" calcext:value-type="string">
            <text:p>Bela Vista do Piauí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float" office:value="220157" calcext:value-type="float">
            <text:p>220157</text:p>
          </table:table-cell>
          <table:table-cell office:value-type="string" calcext:value-type="string">
            <text:p>Belém do Piauí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0160" calcext:value-type="float">
            <text:p>220160</text:p>
          </table:table-cell>
          <table:table-cell office:value-type="string" calcext:value-type="string">
            <text:p>Beneditinos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20170" calcext:value-type="float">
            <text:p>220170</text:p>
          </table:table-cell>
          <table:table-cell office:value-type="string" calcext:value-type="string">
            <text:p>Bertolínia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20173" calcext:value-type="float">
            <text:p>220173</text:p>
          </table:table-cell>
          <table:table-cell office:value-type="string" calcext:value-type="string">
            <text:p>Betânia do Piauí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20177" calcext:value-type="float">
            <text:p>220177</text:p>
          </table:table-cell>
          <table:table-cell office:value-type="string" calcext:value-type="string">
            <text:p>Boa Hor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0180" calcext:value-type="float">
            <text:p>220180</text:p>
          </table:table-cell>
          <table:table-cell office:value-type="string" calcext:value-type="string">
            <text:p>Bocaina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20190" calcext:value-type="float">
            <text:p>220190</text:p>
          </table:table-cell>
          <table:table-cell office:value-type="string" calcext:value-type="string">
            <text:p>Bom Jesus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220191" calcext:value-type="float">
            <text:p>220191</text:p>
          </table:table-cell>
          <table:table-cell office:value-type="string" calcext:value-type="string">
            <text:p>Bom Princípio do Piauí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20192" calcext:value-type="float">
            <text:p>220192</text:p>
          </table:table-cell>
          <table:table-cell office:value-type="string" calcext:value-type="string">
            <text:p>Bonfim do Piauí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20194" calcext:value-type="float">
            <text:p>220194</text:p>
          </table:table-cell>
          <table:table-cell office:value-type="string" calcext:value-type="string">
            <text:p>Boqueirão do Piauí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float" office:value="220196" calcext:value-type="float">
            <text:p>220196</text:p>
          </table:table-cell>
          <table:table-cell office:value-type="string" calcext:value-type="string">
            <text:p>Brasileira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20198" calcext:value-type="float">
            <text:p>220198</text:p>
          </table:table-cell>
          <table:table-cell office:value-type="string" calcext:value-type="string">
            <text:p>Brejo do Piauí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20200" calcext:value-type="float">
            <text:p>220200</text:p>
          </table:table-cell>
          <table:table-cell office:value-type="string" calcext:value-type="string">
            <text:p>Buriti dos Lopes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20202" calcext:value-type="float">
            <text:p>220202</text:p>
          </table:table-cell>
          <table:table-cell office:value-type="string" calcext:value-type="string">
            <text:p>Buriti dos Montes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office:value-type="float" office:value="220205" calcext:value-type="float">
            <text:p>220205</text:p>
          </table:table-cell>
          <table:table-cell office:value-type="string" calcext:value-type="string">
            <text:p>Cabeceiras do Piauí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float" office:value="220207" calcext:value-type="float">
            <text:p>220207</text:p>
          </table:table-cell>
          <table:table-cell office:value-type="string" calcext:value-type="string">
            <text:p>Cajazeiras do Piauí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20208" calcext:value-type="float">
            <text:p>220208</text:p>
          </table:table-cell>
          <table:table-cell office:value-type="string" calcext:value-type="string">
            <text:p>Cajueiro da Praia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20209" calcext:value-type="float">
            <text:p>220209</text:p>
          </table:table-cell>
          <table:table-cell office:value-type="string" calcext:value-type="string">
            <text:p>Caldeirão Grande do Piauí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20210" calcext:value-type="float">
            <text:p>220210</text:p>
          </table:table-cell>
          <table:table-cell office:value-type="string" calcext:value-type="string">
            <text:p>Campinas do Piauí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220211" calcext:value-type="float">
            <text:p>220211</text:p>
          </table:table-cell>
          <table:table-cell office:value-type="string" calcext:value-type="string">
            <text:p>Campo Alegre do Fidalgo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float" office:value="220213" calcext:value-type="float">
            <text:p>220213</text:p>
          </table:table-cell>
          <table:table-cell office:value-type="string" calcext:value-type="string">
            <text:p>Campo Grande do Piauí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220217" calcext:value-type="float">
            <text:p>220217</text:p>
          </table:table-cell>
          <table:table-cell office:value-type="string" calcext:value-type="string">
            <text:p>Campo Largo do Piauí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220220" calcext:value-type="float">
            <text:p>220220</text:p>
          </table:table-cell>
          <table:table-cell office:value-type="string" calcext:value-type="string">
            <text:p>Campo Maior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20225" calcext:value-type="float">
            <text:p>220225</text:p>
          </table:table-cell>
          <table:table-cell office:value-type="string" calcext:value-type="string">
            <text:p>Canavieira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220230" calcext:value-type="float">
            <text:p>220230</text:p>
          </table:table-cell>
          <table:table-cell office:value-type="string" calcext:value-type="string">
            <text:p>Canto do Buriti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float" office:value="220240" calcext:value-type="float">
            <text:p>220240</text:p>
          </table:table-cell>
          <table:table-cell office:value-type="string" calcext:value-type="string">
            <text:p>Capitão de Campos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float" office:value="220245" calcext:value-type="float">
            <text:p>220245</text:p>
          </table:table-cell>
          <table:table-cell office:value-type="string" calcext:value-type="string">
            <text:p>Capitão Gervásio Oliveir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0250" calcext:value-type="float">
            <text:p>220250</text:p>
          </table:table-cell>
          <table:table-cell office:value-type="string" calcext:value-type="string">
            <text:p>Caracol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220253" calcext:value-type="float">
            <text:p>220253</text:p>
          </table:table-cell>
          <table:table-cell office:value-type="string" calcext:value-type="string">
            <text:p>Caraúbas do Piauí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float" office:value="220255" calcext:value-type="float">
            <text:p>220255</text:p>
          </table:table-cell>
          <table:table-cell office:value-type="string" calcext:value-type="string">
            <text:p>Caridade do Piauí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0260" calcext:value-type="float">
            <text:p>220260</text:p>
          </table:table-cell>
          <table:table-cell office:value-type="string" calcext:value-type="string">
            <text:p>Castelo do Piauí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20265" calcext:value-type="float">
            <text:p>220265</text:p>
          </table:table-cell>
          <table:table-cell office:value-type="string" calcext:value-type="string">
            <text:p>Caxingó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float" office:value="220270" calcext:value-type="float">
            <text:p>220270</text:p>
          </table:table-cell>
          <table:table-cell office:value-type="string" calcext:value-type="string">
            <text:p>Cocal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20271" calcext:value-type="float">
            <text:p>220271</text:p>
          </table:table-cell>
          <table:table-cell office:value-type="string" calcext:value-type="string">
            <text:p>Cocal de Telha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20272" calcext:value-type="float">
            <text:p>220272</text:p>
          </table:table-cell>
          <table:table-cell office:value-type="string" calcext:value-type="string">
            <text:p>Cocal dos Alves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220273" calcext:value-type="float">
            <text:p>220273</text:p>
          </table:table-cell>
          <table:table-cell office:value-type="string" calcext:value-type="string">
            <text:p>Coivaras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20275" calcext:value-type="float">
            <text:p>220275</text:p>
          </table:table-cell>
          <table:table-cell office:value-type="string" calcext:value-type="string">
            <text:p>Colônia do Gurguéia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20277" calcext:value-type="float">
            <text:p>220277</text:p>
          </table:table-cell>
          <table:table-cell office:value-type="string" calcext:value-type="string">
            <text:p>Colônia do Piauí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20280" calcext:value-type="float">
            <text:p>220280</text:p>
          </table:table-cell>
          <table:table-cell office:value-type="string" calcext:value-type="string">
            <text:p>Conceição do Canindé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220285" calcext:value-type="float">
            <text:p>220285</text:p>
          </table:table-cell>
          <table:table-cell office:value-type="string" calcext:value-type="string">
            <text:p>Coronel José Dias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office:value-type="float" office:value="220290" calcext:value-type="float">
            <text:p>220290</text:p>
          </table:table-cell>
          <table:table-cell office:value-type="string" calcext:value-type="string">
            <text:p>Corrent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0300" calcext:value-type="float">
            <text:p>220300</text:p>
          </table:table-cell>
          <table:table-cell office:value-type="string" calcext:value-type="string">
            <text:p>Cristalândia do Piauí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20310" calcext:value-type="float">
            <text:p>220310</text:p>
          </table:table-cell>
          <table:table-cell office:value-type="string" calcext:value-type="string">
            <text:p>Cristino Castro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float" office:value="220320" calcext:value-type="float">
            <text:p>220320</text:p>
          </table:table-cell>
          <table:table-cell office:value-type="string" calcext:value-type="string">
            <text:p>Curimatá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20323" calcext:value-type="float">
            <text:p>220323</text:p>
          </table:table-cell>
          <table:table-cell office:value-type="string" calcext:value-type="string">
            <text:p>Currais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220325" calcext:value-type="float">
            <text:p>220325</text:p>
          </table:table-cell>
          <table:table-cell office:value-type="string" calcext:value-type="string">
            <text:p>Curralinho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0327" calcext:value-type="float">
            <text:p>220327</text:p>
          </table:table-cell>
          <table:table-cell office:value-type="string" calcext:value-type="string">
            <text:p>Curral Novo do Piauí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220330" calcext:value-type="float">
            <text:p>220330</text:p>
          </table:table-cell>
          <table:table-cell office:value-type="string" calcext:value-type="string">
            <text:p>Demerval Lobão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20335" calcext:value-type="float">
            <text:p>220335</text:p>
          </table:table-cell>
          <table:table-cell office:value-type="string" calcext:value-type="string">
            <text:p>Dirceu Arcoverde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20340" calcext:value-type="float">
            <text:p>220340</text:p>
          </table:table-cell>
          <table:table-cell office:value-type="string" calcext:value-type="string">
            <text:p>Dom Expedito Lopes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220342" calcext:value-type="float">
            <text:p>220342</text:p>
          </table:table-cell>
          <table:table-cell office:value-type="string" calcext:value-type="string">
            <text:p>Domingos Mourão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20345" calcext:value-type="float">
            <text:p>220345</text:p>
          </table:table-cell>
          <table:table-cell office:value-type="string" calcext:value-type="string">
            <text:p>Dom Inocêncio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220350" calcext:value-type="float">
            <text:p>220350</text:p>
          </table:table-cell>
          <table:table-cell office:value-type="string" calcext:value-type="string">
            <text:p>Elesbão Veloso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20360" calcext:value-type="float">
            <text:p>220360</text:p>
          </table:table-cell>
          <table:table-cell office:value-type="string" calcext:value-type="string">
            <text:p>Eliseu Martin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0370" calcext:value-type="float">
            <text:p>220370</text:p>
          </table:table-cell>
          <table:table-cell office:value-type="string" calcext:value-type="string">
            <text:p>Esperantina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20375" calcext:value-type="float">
            <text:p>220375</text:p>
          </table:table-cell>
          <table:table-cell office:value-type="string" calcext:value-type="string">
            <text:p>Fartura do Piauí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220380" calcext:value-type="float">
            <text:p>220380</text:p>
          </table:table-cell>
          <table:table-cell office:value-type="string" calcext:value-type="string">
            <text:p>Flores do Piauí</text:p>
          </table:table-cell>
          <table:table-cell office:value-type="float" office:value="59.1" calcext:value-type="float">
            <text:p>59,1</text:p>
          </table:table-cell>
        </table:table-row>
        <table:table-row table:style-name="ro1">
          <table:table-cell office:value-type="float" office:value="220385" calcext:value-type="float">
            <text:p>220385</text:p>
          </table:table-cell>
          <table:table-cell office:value-type="string" calcext:value-type="string">
            <text:p>Floresta do Piauí</text:p>
          </table:table-cell>
          <table:table-cell office:value-type="float" office:value="66.2" calcext:value-type="float">
            <text:p>66,2</text:p>
          </table:table-cell>
        </table:table-row>
        <table:table-row table:style-name="ro1">
          <table:table-cell office:value-type="float" office:value="220390" calcext:value-type="float">
            <text:p>220390</text:p>
          </table:table-cell>
          <table:table-cell office:value-type="string" calcext:value-type="string">
            <text:p>Floriano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20400" calcext:value-type="float">
            <text:p>220400</text:p>
          </table:table-cell>
          <table:table-cell office:value-type="string" calcext:value-type="string">
            <text:p>Francinópolis</text:p>
          </table:table-cell>
          <table:table-cell office:value-type="float" office:value="73.3" calcext:value-type="float">
            <text:p>73,3</text:p>
          </table:table-cell>
        </table:table-row>
        <table:table-row table:style-name="ro1">
          <table:table-cell office:value-type="float" office:value="220410" calcext:value-type="float">
            <text:p>220410</text:p>
          </table:table-cell>
          <table:table-cell office:value-type="string" calcext:value-type="string">
            <text:p>Francisco Ayres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20415" calcext:value-type="float">
            <text:p>220415</text:p>
          </table:table-cell>
          <table:table-cell office:value-type="string" calcext:value-type="string">
            <text:p>Francisco Macedo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20420" calcext:value-type="float">
            <text:p>220420</text:p>
          </table:table-cell>
          <table:table-cell office:value-type="string" calcext:value-type="string">
            <text:p>Francisco Santos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20430" calcext:value-type="float">
            <text:p>220430</text:p>
          </table:table-cell>
          <table:table-cell office:value-type="string" calcext:value-type="string">
            <text:p>Fronteiras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220435" calcext:value-type="float">
            <text:p>220435</text:p>
          </table:table-cell>
          <table:table-cell office:value-type="string" calcext:value-type="string">
            <text:p>Geminiano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20440" calcext:value-type="float">
            <text:p>220440</text:p>
          </table:table-cell>
          <table:table-cell office:value-type="string" calcext:value-type="string">
            <text:p>Gilbués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220450" calcext:value-type="float">
            <text:p>220450</text:p>
          </table:table-cell>
          <table:table-cell office:value-type="string" calcext:value-type="string">
            <text:p>Guadalupe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20455" calcext:value-type="float">
            <text:p>220455</text:p>
          </table:table-cell>
          <table:table-cell office:value-type="string" calcext:value-type="string">
            <text:p>Guaribas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Hugo Napoleão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float" office:value="220465" calcext:value-type="float">
            <text:p>220465</text:p>
          </table:table-cell>
          <table:table-cell office:value-type="string" calcext:value-type="string">
            <text:p>Ilha Grande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20470" calcext:value-type="float">
            <text:p>220470</text:p>
          </table:table-cell>
          <table:table-cell office:value-type="string" calcext:value-type="string">
            <text:p>Inhuma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office:value-type="float" office:value="220480" calcext:value-type="float">
            <text:p>220480</text:p>
          </table:table-cell>
          <table:table-cell office:value-type="string" calcext:value-type="string">
            <text:p>Ipiranga do Piauí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20490" calcext:value-type="float">
            <text:p>220490</text:p>
          </table:table-cell>
          <table:table-cell office:value-type="string" calcext:value-type="string">
            <text:p>Isaías Coelho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float" office:value="220500" calcext:value-type="float">
            <text:p>220500</text:p>
          </table:table-cell>
          <table:table-cell office:value-type="string" calcext:value-type="string">
            <text:p>Itainópolis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20510" calcext:value-type="float">
            <text:p>220510</text:p>
          </table:table-cell>
          <table:table-cell office:value-type="string" calcext:value-type="string">
            <text:p>Itaueira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20515" calcext:value-type="float">
            <text:p>220515</text:p>
          </table:table-cell>
          <table:table-cell office:value-type="string" calcext:value-type="string">
            <text:p>Jacobina do Piauí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20520" calcext:value-type="float">
            <text:p>220520</text:p>
          </table:table-cell>
          <table:table-cell office:value-type="string" calcext:value-type="string">
            <text:p>Jaicós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220525" calcext:value-type="float">
            <text:p>220525</text:p>
          </table:table-cell>
          <table:table-cell office:value-type="string" calcext:value-type="string">
            <text:p>Jardim do Mulato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20527" calcext:value-type="float">
            <text:p>220527</text:p>
          </table:table-cell>
          <table:table-cell office:value-type="string" calcext:value-type="string">
            <text:p>Jatobá do Piauí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20530" calcext:value-type="float">
            <text:p>220530</text:p>
          </table:table-cell>
          <table:table-cell office:value-type="string" calcext:value-type="string">
            <text:p>Jerumenha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20535" calcext:value-type="float">
            <text:p>220535</text:p>
          </table:table-cell>
          <table:table-cell office:value-type="string" calcext:value-type="string">
            <text:p>João Costa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float" office:value="220540" calcext:value-type="float">
            <text:p>220540</text:p>
          </table:table-cell>
          <table:table-cell office:value-type="string" calcext:value-type="string">
            <text:p>Joaquim Pires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220545" calcext:value-type="float">
            <text:p>220545</text:p>
          </table:table-cell>
          <table:table-cell office:value-type="string" calcext:value-type="string">
            <text:p>Joca Marques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20550" calcext:value-type="float">
            <text:p>220550</text:p>
          </table:table-cell>
          <table:table-cell office:value-type="string" calcext:value-type="string">
            <text:p>José de Freitas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20551" calcext:value-type="float">
            <text:p>220551</text:p>
          </table:table-cell>
          <table:table-cell office:value-type="string" calcext:value-type="string">
            <text:p>Juazeiro do Piauí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20552" calcext:value-type="float">
            <text:p>220552</text:p>
          </table:table-cell>
          <table:table-cell office:value-type="string" calcext:value-type="string">
            <text:p>Júlio Borges</text:p>
          </table:table-cell>
          <table:table-cell office:value-type="float" office:value="67.8" calcext:value-type="float">
            <text:p>67,8</text:p>
          </table:table-cell>
        </table:table-row>
        <table:table-row table:style-name="ro1">
          <table:table-cell office:value-type="float" office:value="220553" calcext:value-type="float">
            <text:p>220553</text:p>
          </table:table-cell>
          <table:table-cell office:value-type="string" calcext:value-type="string">
            <text:p>Jurema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20554" calcext:value-type="float">
            <text:p>220554</text:p>
          </table:table-cell>
          <table:table-cell office:value-type="string" calcext:value-type="string">
            <text:p>Lagoinha do Piauí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20555" calcext:value-type="float">
            <text:p>220555</text:p>
          </table:table-cell>
          <table:table-cell office:value-type="string" calcext:value-type="string">
            <text:p>Lagoa Alegre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float" office:value="220556" calcext:value-type="float">
            <text:p>220556</text:p>
          </table:table-cell>
          <table:table-cell office:value-type="string" calcext:value-type="string">
            <text:p>Lagoa do Barro do Piauí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float" office:value="220557" calcext:value-type="float">
            <text:p>220557</text:p>
          </table:table-cell>
          <table:table-cell office:value-type="string" calcext:value-type="string">
            <text:p>Lagoa de São Francisco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20558" calcext:value-type="float">
            <text:p>220558</text:p>
          </table:table-cell>
          <table:table-cell office:value-type="string" calcext:value-type="string">
            <text:p>Lagoa do Piauí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220559" calcext:value-type="float">
            <text:p>220559</text:p>
          </table:table-cell>
          <table:table-cell office:value-type="string" calcext:value-type="string">
            <text:p>Lagoa do Síti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0560" calcext:value-type="float">
            <text:p>220560</text:p>
          </table:table-cell>
          <table:table-cell office:value-type="string" calcext:value-type="string">
            <text:p>Landri Sales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220570" calcext:value-type="float">
            <text:p>220570</text:p>
          </table:table-cell>
          <table:table-cell office:value-type="string" calcext:value-type="string">
            <text:p>Luís Correia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20580" calcext:value-type="float">
            <text:p>220580</text:p>
          </table:table-cell>
          <table:table-cell office:value-type="string" calcext:value-type="string">
            <text:p>Luzilândia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20585" calcext:value-type="float">
            <text:p>220585</text:p>
          </table:table-cell>
          <table:table-cell office:value-type="string" calcext:value-type="string">
            <text:p>Madeir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0590" calcext:value-type="float">
            <text:p>220590</text:p>
          </table:table-cell>
          <table:table-cell office:value-type="string" calcext:value-type="string">
            <text:p>Manoel Emídio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20595" calcext:value-type="float">
            <text:p>220595</text:p>
          </table:table-cell>
          <table:table-cell office:value-type="string" calcext:value-type="string">
            <text:p>Marcolândia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220600" calcext:value-type="float">
            <text:p>220600</text:p>
          </table:table-cell>
          <table:table-cell office:value-type="string" calcext:value-type="string">
            <text:p>Marcos Par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0605" calcext:value-type="float">
            <text:p>220605</text:p>
          </table:table-cell>
          <table:table-cell office:value-type="string" calcext:value-type="string">
            <text:p>Massapê do Piauí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float" office:value="220610" calcext:value-type="float">
            <text:p>220610</text:p>
          </table:table-cell>
          <table:table-cell office:value-type="string" calcext:value-type="string">
            <text:p>Matias Olímpio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220620" calcext:value-type="float">
            <text:p>220620</text:p>
          </table:table-cell>
          <table:table-cell office:value-type="string" calcext:value-type="string">
            <text:p>Miguel Alves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float" office:value="220630" calcext:value-type="float">
            <text:p>220630</text:p>
          </table:table-cell>
          <table:table-cell office:value-type="string" calcext:value-type="string">
            <text:p>Miguel Leão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20635" calcext:value-type="float">
            <text:p>220635</text:p>
          </table:table-cell>
          <table:table-cell office:value-type="string" calcext:value-type="string">
            <text:p>Milton Brandão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220640" calcext:value-type="float">
            <text:p>220640</text:p>
          </table:table-cell>
          <table:table-cell office:value-type="string" calcext:value-type="string">
            <text:p>Monsenhor Gil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20650" calcext:value-type="float">
            <text:p>220650</text:p>
          </table:table-cell>
          <table:table-cell office:value-type="string" calcext:value-type="string">
            <text:p>Monsenhor Hipólito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20660" calcext:value-type="float">
            <text:p>220660</text:p>
          </table:table-cell>
          <table:table-cell office:value-type="string" calcext:value-type="string">
            <text:p>Monte Alegre do Piauí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float" office:value="220665" calcext:value-type="float">
            <text:p>220665</text:p>
          </table:table-cell>
          <table:table-cell office:value-type="string" calcext:value-type="string">
            <text:p>Morro Cabeça no Tempo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20667" calcext:value-type="float">
            <text:p>220667</text:p>
          </table:table-cell>
          <table:table-cell office:value-type="string" calcext:value-type="string">
            <text:p>Morro do Chapéu do Piauí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20669" calcext:value-type="float">
            <text:p>220669</text:p>
          </table:table-cell>
          <table:table-cell office:value-type="string" calcext:value-type="string">
            <text:p>Murici dos Portelas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20670" calcext:value-type="float">
            <text:p>220670</text:p>
          </table:table-cell>
          <table:table-cell office:value-type="string" calcext:value-type="string">
            <text:p>Nazaré do Piauí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220672" calcext:value-type="float">
            <text:p>220672</text:p>
          </table:table-cell>
          <table:table-cell office:value-type="string" calcext:value-type="string">
            <text:p>Nazária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220675" calcext:value-type="float">
            <text:p>220675</text:p>
          </table:table-cell>
          <table:table-cell office:value-type="string" calcext:value-type="string">
            <text:p>Nossa Senhora de Nazaré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220680" calcext:value-type="float">
            <text:p>220680</text:p>
          </table:table-cell>
          <table:table-cell office:value-type="string" calcext:value-type="string">
            <text:p>Nossa Senhora dos Remédios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20690" calcext:value-type="float">
            <text:p>220690</text:p>
          </table:table-cell>
          <table:table-cell office:value-type="string" calcext:value-type="string">
            <text:p>Novo Oriente do Piauí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20695" calcext:value-type="float">
            <text:p>220695</text:p>
          </table:table-cell>
          <table:table-cell office:value-type="string" calcext:value-type="string">
            <text:p>Novo Santo Antônio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20700" calcext:value-type="float">
            <text:p>220700</text:p>
          </table:table-cell>
          <table:table-cell office:value-type="string" calcext:value-type="string">
            <text:p>Oeiras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20710" calcext:value-type="float">
            <text:p>220710</text:p>
          </table:table-cell>
          <table:table-cell office:value-type="string" calcext:value-type="string">
            <text:p>Olho D'Água do Piauí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float" office:value="220720" calcext:value-type="float">
            <text:p>220720</text:p>
          </table:table-cell>
          <table:table-cell office:value-type="string" calcext:value-type="string">
            <text:p>Padre Marcos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20730" calcext:value-type="float">
            <text:p>220730</text:p>
          </table:table-cell>
          <table:table-cell office:value-type="string" calcext:value-type="string">
            <text:p>Paes Landim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float" office:value="220735" calcext:value-type="float">
            <text:p>220735</text:p>
          </table:table-cell>
          <table:table-cell office:value-type="string" calcext:value-type="string">
            <text:p>Pajeú do Piauí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220740" calcext:value-type="float">
            <text:p>220740</text:p>
          </table:table-cell>
          <table:table-cell office:value-type="string" calcext:value-type="string">
            <text:p>Palmeira do Piauí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20750" calcext:value-type="float">
            <text:p>220750</text:p>
          </table:table-cell>
          <table:table-cell office:value-type="string" calcext:value-type="string">
            <text:p>Palmeirais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float" office:value="220755" calcext:value-type="float">
            <text:p>220755</text:p>
          </table:table-cell>
          <table:table-cell office:value-type="string" calcext:value-type="string">
            <text:p>Paquetá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20760" calcext:value-type="float">
            <text:p>220760</text:p>
          </table:table-cell>
          <table:table-cell office:value-type="string" calcext:value-type="string">
            <text:p>Parnaguá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0770" calcext:value-type="float">
            <text:p>220770</text:p>
          </table:table-cell>
          <table:table-cell office:value-type="string" calcext:value-type="string">
            <text:p>Parnaíba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220775" calcext:value-type="float">
            <text:p>220775</text:p>
          </table:table-cell>
          <table:table-cell office:value-type="string" calcext:value-type="string">
            <text:p>Passagem Franca do Piauí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20777" calcext:value-type="float">
            <text:p>220777</text:p>
          </table:table-cell>
          <table:table-cell office:value-type="string" calcext:value-type="string">
            <text:p>Patos do Piauí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220779" calcext:value-type="float">
            <text:p>220779</text:p>
          </table:table-cell>
          <table:table-cell office:value-type="string" calcext:value-type="string">
            <text:p>Pau D'Arco do Piauí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Paulistana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220785" calcext:value-type="float">
            <text:p>220785</text:p>
          </table:table-cell>
          <table:table-cell office:value-type="string" calcext:value-type="string">
            <text:p>Pavussu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220790" calcext:value-type="float">
            <text:p>220790</text:p>
          </table:table-cell>
          <table:table-cell office:value-type="string" calcext:value-type="string">
            <text:p>Pedro II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20793" calcext:value-type="float">
            <text:p>220793</text:p>
          </table:table-cell>
          <table:table-cell office:value-type="string" calcext:value-type="string">
            <text:p>Pedro Laurentin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0795" calcext:value-type="float">
            <text:p>220795</text:p>
          </table:table-cell>
          <table:table-cell office:value-type="string" calcext:value-type="string">
            <text:p>Nova Santa Rita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office:value-type="float" office:value="220800" calcext:value-type="float">
            <text:p>220800</text:p>
          </table:table-cell>
          <table:table-cell office:value-type="string" calcext:value-type="string">
            <text:p>Picos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220810" calcext:value-type="float">
            <text:p>220810</text:p>
          </table:table-cell>
          <table:table-cell office:value-type="string" calcext:value-type="string">
            <text:p>Pimenteiras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20820" calcext:value-type="float">
            <text:p>220820</text:p>
          </table:table-cell>
          <table:table-cell office:value-type="string" calcext:value-type="string">
            <text:p>Pio IX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20830" calcext:value-type="float">
            <text:p>220830</text:p>
          </table:table-cell>
          <table:table-cell office:value-type="string" calcext:value-type="string">
            <text:p>Piracuruc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0840" calcext:value-type="float">
            <text:p>220840</text:p>
          </table:table-cell>
          <table:table-cell office:value-type="string" calcext:value-type="string">
            <text:p>Piripiri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20850" calcext:value-type="float">
            <text:p>220850</text:p>
          </table:table-cell>
          <table:table-cell office:value-type="string" calcext:value-type="string">
            <text:p>Porto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220855" calcext:value-type="float">
            <text:p>220855</text:p>
          </table:table-cell>
          <table:table-cell office:value-type="string" calcext:value-type="string">
            <text:p>Porto Alegre do Piauí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float" office:value="220860" calcext:value-type="float">
            <text:p>220860</text:p>
          </table:table-cell>
          <table:table-cell office:value-type="string" calcext:value-type="string">
            <text:p>Prata do Piauí</text:p>
          </table:table-cell>
          <table:table-cell office:value-type="float" office:value="64.1" calcext:value-type="float">
            <text:p>64,1</text:p>
          </table:table-cell>
        </table:table-row>
        <table:table-row table:style-name="ro1">
          <table:table-cell office:value-type="float" office:value="220865" calcext:value-type="float">
            <text:p>220865</text:p>
          </table:table-cell>
          <table:table-cell office:value-type="string" calcext:value-type="string">
            <text:p>Queimada Nova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20870" calcext:value-type="float">
            <text:p>220870</text:p>
          </table:table-cell>
          <table:table-cell office:value-type="string" calcext:value-type="string">
            <text:p>Redenção do Gurguéia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float" office:value="220880" calcext:value-type="float">
            <text:p>220880</text:p>
          </table:table-cell>
          <table:table-cell office:value-type="string" calcext:value-type="string">
            <text:p>Regeneraçã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0885" calcext:value-type="float">
            <text:p>220885</text:p>
          </table:table-cell>
          <table:table-cell office:value-type="string" calcext:value-type="string">
            <text:p>Riacho Frio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 office:value-type="float" office:value="220887" calcext:value-type="float">
            <text:p>220887</text:p>
          </table:table-cell>
          <table:table-cell office:value-type="string" calcext:value-type="string">
            <text:p>Ribeira do Piauí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float" office:value="220890" calcext:value-type="float">
            <text:p>220890</text:p>
          </table:table-cell>
          <table:table-cell office:value-type="string" calcext:value-type="string">
            <text:p>Ribeiro Gonçalves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Rio Grande do Piauí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220910" calcext:value-type="float">
            <text:p>220910</text:p>
          </table:table-cell>
          <table:table-cell office:value-type="string" calcext:value-type="string">
            <text:p>Santa Cruz do Piauí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20915" calcext:value-type="float">
            <text:p>220915</text:p>
          </table:table-cell>
          <table:table-cell office:value-type="string" calcext:value-type="string">
            <text:p>Santa Cruz dos Milagres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float" office:value="220920" calcext:value-type="float">
            <text:p>220920</text:p>
          </table:table-cell>
          <table:table-cell office:value-type="string" calcext:value-type="string">
            <text:p>Santa Filomena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float" office:value="220930" calcext:value-type="float">
            <text:p>220930</text:p>
          </table:table-cell>
          <table:table-cell office:value-type="string" calcext:value-type="string">
            <text:p>Santa Luz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20935" calcext:value-type="float">
            <text:p>220935</text:p>
          </table:table-cell>
          <table:table-cell office:value-type="string" calcext:value-type="string">
            <text:p>Santana do Piauí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220937" calcext:value-type="float">
            <text:p>220937</text:p>
          </table:table-cell>
          <table:table-cell office:value-type="string" calcext:value-type="string">
            <text:p>Santa Rosa do Piauí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float" office:value="220940" calcext:value-type="float">
            <text:p>220940</text:p>
          </table:table-cell>
          <table:table-cell office:value-type="string" calcext:value-type="string">
            <text:p>Santo Antônio de Lisboa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220945" calcext:value-type="float">
            <text:p>220945</text:p>
          </table:table-cell>
          <table:table-cell office:value-type="string" calcext:value-type="string">
            <text:p>Santo Antônio dos Milagres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float" office:value="220950" calcext:value-type="float">
            <text:p>220950</text:p>
          </table:table-cell>
          <table:table-cell office:value-type="string" calcext:value-type="string">
            <text:p>Santo Inácio do Piauí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220955" calcext:value-type="float">
            <text:p>220955</text:p>
          </table:table-cell>
          <table:table-cell office:value-type="string" calcext:value-type="string">
            <text:p>São Braz do Piauí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20960" calcext:value-type="float">
            <text:p>220960</text:p>
          </table:table-cell>
          <table:table-cell office:value-type="string" calcext:value-type="string">
            <text:p>São Félix do Piauí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20965" calcext:value-type="float">
            <text:p>220965</text:p>
          </table:table-cell>
          <table:table-cell office:value-type="string" calcext:value-type="string">
            <text:p>São Francisco de Assis do Piauí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20970" calcext:value-type="float">
            <text:p>220970</text:p>
          </table:table-cell>
          <table:table-cell office:value-type="string" calcext:value-type="string">
            <text:p>São Francisco do Piauí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220975" calcext:value-type="float">
            <text:p>220975</text:p>
          </table:table-cell>
          <table:table-cell office:value-type="string" calcext:value-type="string">
            <text:p>São Gonçalo do Gurguéia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float" office:value="220980" calcext:value-type="float">
            <text:p>220980</text:p>
          </table:table-cell>
          <table:table-cell office:value-type="string" calcext:value-type="string">
            <text:p>São Gonçalo do Piauí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float" office:value="220985" calcext:value-type="float">
            <text:p>220985</text:p>
          </table:table-cell>
          <table:table-cell office:value-type="string" calcext:value-type="string">
            <text:p>São João da Canabrava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220987" calcext:value-type="float">
            <text:p>220987</text:p>
          </table:table-cell>
          <table:table-cell office:value-type="string" calcext:value-type="string">
            <text:p>São João da Fronteira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220990" calcext:value-type="float">
            <text:p>220990</text:p>
          </table:table-cell>
          <table:table-cell office:value-type="string" calcext:value-type="string">
            <text:p>São João da Serra</text:p>
          </table:table-cell>
          <table:table-cell office:value-type="float" office:value="63.6" calcext:value-type="float">
            <text:p>63,6</text:p>
          </table:table-cell>
        </table:table-row>
        <table:table-row table:style-name="ro1">
          <table:table-cell office:value-type="float" office:value="220995" calcext:value-type="float">
            <text:p>220995</text:p>
          </table:table-cell>
          <table:table-cell office:value-type="string" calcext:value-type="string">
            <text:p>São João da Varjota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20997" calcext:value-type="float">
            <text:p>220997</text:p>
          </table:table-cell>
          <table:table-cell office:value-type="string" calcext:value-type="string">
            <text:p>São João do Arraial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string" calcext:value-type="string">
            <text:p>São João do Piauí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21005" calcext:value-type="float">
            <text:p>221005</text:p>
          </table:table-cell>
          <table:table-cell office:value-type="string" calcext:value-type="string">
            <text:p>São José do Divino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21010" calcext:value-type="float">
            <text:p>221010</text:p>
          </table:table-cell>
          <table:table-cell office:value-type="string" calcext:value-type="string">
            <text:p>São José do Peixe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21020" calcext:value-type="float">
            <text:p>221020</text:p>
          </table:table-cell>
          <table:table-cell office:value-type="string" calcext:value-type="string">
            <text:p>São José do Piauí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21030" calcext:value-type="float">
            <text:p>221030</text:p>
          </table:table-cell>
          <table:table-cell office:value-type="string" calcext:value-type="string">
            <text:p>São Julião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21035" calcext:value-type="float">
            <text:p>221035</text:p>
          </table:table-cell>
          <table:table-cell office:value-type="string" calcext:value-type="string">
            <text:p>São Lourenço do Piauí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21037" calcext:value-type="float">
            <text:p>221037</text:p>
          </table:table-cell>
          <table:table-cell office:value-type="string" calcext:value-type="string">
            <text:p>São Luis do Piauí</text:p>
          </table:table-cell>
          <table:table-cell office:value-type="float" office:value="66.6" calcext:value-type="float">
            <text:p>66,6</text:p>
          </table:table-cell>
        </table:table-row>
        <table:table-row table:style-name="ro1">
          <table:table-cell office:value-type="float" office:value="221038" calcext:value-type="float">
            <text:p>221038</text:p>
          </table:table-cell>
          <table:table-cell office:value-type="string" calcext:value-type="string">
            <text:p>São Miguel da Baixa Grande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21039" calcext:value-type="float">
            <text:p>221039</text:p>
          </table:table-cell>
          <table:table-cell office:value-type="string" calcext:value-type="string">
            <text:p>São Miguel do Fidalgo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221040" calcext:value-type="float">
            <text:p>221040</text:p>
          </table:table-cell>
          <table:table-cell office:value-type="string" calcext:value-type="string">
            <text:p>São Miguel do Tapuio</text:p>
          </table:table-cell>
          <table:table-cell office:value-type="float" office:value="63.6" calcext:value-type="float">
            <text:p>63,6</text:p>
          </table:table-cell>
        </table:table-row>
        <table:table-row table:style-name="ro1">
          <table:table-cell office:value-type="float" office:value="221050" calcext:value-type="float">
            <text:p>221050</text:p>
          </table:table-cell>
          <table:table-cell office:value-type="string" calcext:value-type="string">
            <text:p>São Pedro do Piauí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221060" calcext:value-type="float">
            <text:p>221060</text:p>
          </table:table-cell>
          <table:table-cell office:value-type="string" calcext:value-type="string">
            <text:p>São Raimundo Nonato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21062" calcext:value-type="float">
            <text:p>221062</text:p>
          </table:table-cell>
          <table:table-cell office:value-type="string" calcext:value-type="string">
            <text:p>Sebastião Barros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21063" calcext:value-type="float">
            <text:p>221063</text:p>
          </table:table-cell>
          <table:table-cell office:value-type="string" calcext:value-type="string">
            <text:p>Sebastião Leal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221065" calcext:value-type="float">
            <text:p>221065</text:p>
          </table:table-cell>
          <table:table-cell office:value-type="string" calcext:value-type="string">
            <text:p>Sigefredo Pacheco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221070" calcext:value-type="float">
            <text:p>221070</text:p>
          </table:table-cell>
          <table:table-cell office:value-type="string" calcext:value-type="string">
            <text:p>Simões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21080" calcext:value-type="float">
            <text:p>221080</text:p>
          </table:table-cell>
          <table:table-cell office:value-type="string" calcext:value-type="string">
            <text:p>Simplício Mendes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221090" calcext:value-type="float">
            <text:p>221090</text:p>
          </table:table-cell>
          <table:table-cell office:value-type="string" calcext:value-type="string">
            <text:p>Socorro do Piauí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221093" calcext:value-type="float">
            <text:p>221093</text:p>
          </table:table-cell>
          <table:table-cell office:value-type="string" calcext:value-type="string">
            <text:p>Sussuapara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float" office:value="221095" calcext:value-type="float">
            <text:p>221095</text:p>
          </table:table-cell>
          <table:table-cell office:value-type="string" calcext:value-type="string">
            <text:p>Tamboril do Piauí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float" office:value="221097" calcext:value-type="float">
            <text:p>221097</text:p>
          </table:table-cell>
          <table:table-cell office:value-type="string" calcext:value-type="string">
            <text:p>Tanque do Piauí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1100" calcext:value-type="float">
            <text:p>221100</text:p>
          </table:table-cell>
          <table:table-cell office:value-type="string" calcext:value-type="string">
            <text:p>Teresin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1110" calcext:value-type="float">
            <text:p>221110</text:p>
          </table:table-cell>
          <table:table-cell office:value-type="string" calcext:value-type="string">
            <text:p>União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221120" calcext:value-type="float">
            <text:p>221120</text:p>
          </table:table-cell>
          <table:table-cell office:value-type="string" calcext:value-type="string">
            <text:p>Uruçuí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21130" calcext:value-type="float">
            <text:p>221130</text:p>
          </table:table-cell>
          <table:table-cell office:value-type="string" calcext:value-type="string">
            <text:p>Valença do Piauí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21135" calcext:value-type="float">
            <text:p>221135</text:p>
          </table:table-cell>
          <table:table-cell office:value-type="string" calcext:value-type="string">
            <text:p>Várzea Branca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float" office:value="221140" calcext:value-type="float">
            <text:p>221140</text:p>
          </table:table-cell>
          <table:table-cell office:value-type="string" calcext:value-type="string">
            <text:p>Várzea Grande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float" office:value="221150" calcext:value-type="float">
            <text:p>221150</text:p>
          </table:table-cell>
          <table:table-cell office:value-type="string" calcext:value-type="string">
            <text:p>Vera Mendes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float" office:value="221160" calcext:value-type="float">
            <text:p>221160</text:p>
          </table:table-cell>
          <table:table-cell office:value-type="string" calcext:value-type="string">
            <text:p>Vila Nova do Piauí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21170" calcext:value-type="float">
            <text:p>221170</text:p>
          </table:table-cell>
          <table:table-cell office:value-type="string" calcext:value-type="string">
            <text:p>Wall Ferraz</text:p>
          </table:table-cell>
          <table:table-cell office:value-type="float" office:value="57.7" calcext:value-type="float">
            <text:p>57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49:23.687144000</dc:date>
    <meta:editing-duration>PT49S</meta:editing-duration>
    <meta:editing-cycles>1</meta:editing-cycles>
    <meta:document-statistic meta:table-count="1" meta:cell-count="675" meta:object-count="0"/>
    <meta:generator>LibreOffice_Vanilla/5.2.3.5$MacOSX_X86_64 LibreOffice_project/83adc9c35c74e0badc710d981405858b1179a327</meta:generator>
  </office:meta>
</office:document-meta>
</file>